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draw:fill="hatch" draw:fill-hatch-name="Karo7mm"/>
    </style:style>
    <style:style style:name="gr1" style:family="graphic" style:parent-style-name="standard">
      <style:graphic-properties draw:stroke="none" svg:stroke-color="#000000" draw:fill="none" draw:fill-color="#ffffff" fo:min-height="7.197cm"/>
      <style:paragraph-properties style:writing-mode="lr-tb"/>
    </style:style>
    <style:style style:name="P1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07cm" svg:height="7.447cm" svg:x="3.077cm" svg:y="3.41cm">
          <draw:text-box>
            <text:p><text:span text:style-name="T1">Draw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Karo7mm" draw:style="double" draw:color="#708090" draw:distance="0.7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7-11T16:40:30.969000000</meta:creation-date>
    <dc:date>2020-07-11T18:17:41.017000000</dc:date>
    <dc:creator>Regina Henschel</dc:creator>
    <meta:editing-duration>PT2M42S</meta:editing-duration>
    <meta:editing-cycles>2</meta:editing-cycles>
    <meta:generator>LO70RC1/7.0.0.1$Windows_X86_64 LibreOffice_project/04ba7e3f1e51af6c5d653e543a620e36719083fd</meta:generator>
    <meta:document-statistic meta:object-count="1"/>
  </office:meta>
</office:document-meta>
</file>